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185f" officeooo:paragraph-rsid="0001185f"/>
    </style:style>
    <style:style style:name="P2" style:family="paragraph" style:parent-style-name="Standard">
      <style:text-properties officeooo:rsid="00037f81" officeooo:paragraph-rsid="00037f81"/>
    </style:style>
    <style:style style:name="P3" style:family="paragraph" style:parent-style-name="Standard">
      <style:text-properties officeooo:rsid="00041de0" officeooo:paragraph-rsid="00041de0"/>
    </style:style>
    <style:style style:name="P4" style:family="paragraph" style:parent-style-name="Standard">
      <style:text-properties officeooo:rsid="00041de0" officeooo:paragraph-rsid="0005fa85"/>
    </style:style>
    <style:style style:name="P5" style:family="paragraph" style:parent-style-name="Standard">
      <style:text-properties officeooo:rsid="00041de0" officeooo:paragraph-rsid="0007543a"/>
    </style:style>
    <style:style style:name="P6" style:family="paragraph" style:parent-style-name="Standard">
      <style:text-properties officeooo:rsid="0007543a" officeooo:paragraph-rsid="0007543a"/>
    </style:style>
    <style:style style:name="P7" style:family="paragraph" style:parent-style-name="Standard">
      <style:text-properties officeooo:rsid="000808d6" officeooo:paragraph-rsid="000808d6"/>
    </style:style>
    <style:style style:name="P8" style:family="paragraph" style:parent-style-name="Standard">
      <style:text-properties officeooo:rsid="0009ab3e" officeooo:paragraph-rsid="0009ab3e"/>
    </style:style>
    <style:style style:name="P9" style:family="paragraph" style:parent-style-name="Standard">
      <style:text-properties officeooo:rsid="0005fa85" officeooo:paragraph-rsid="0007543a"/>
    </style:style>
    <style:style style:name="T1" style:family="text">
      <style:text-properties officeooo:rsid="0002aeb7"/>
    </style:style>
    <style:style style:name="T2" style:family="text">
      <style:text-properties officeooo:rsid="000808d6"/>
    </style:style>
    <style:style style:name="T3" style:family="text">
      <style:text-properties officeooo:rsid="0009ab3e"/>
    </style:style>
    <style:style style:name="T4" style:family="text">
      <style:text-properties officeooo:rsid="0009b6d0"/>
    </style:style>
    <style:style style:name="T5" style:family="text">
      <style:text-properties officeooo:rsid="000c32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text:span text:style-name="T5">Daniel Ocampo</text:span></text:p>
      <text:p text:style-name="P1"/>
      <text:p text:style-name="P1"># Data Analytics: <text:span text:style-name="T1">Class Activity 1</text:span></text:p>
      <text:p text:style-name="P1"># Class activity questions to be done IN CLASS</text:p>
      <text:p text:style-name="P1"># Date: 8 Sept 2017</text:p>
      <text:p text:style-name="P1"/>
      <text:p text:style-name="P1">References:</text:p>
      <text:p text:style-name="P1">+ https://analytics.google.com</text:p>
      <text:p text:style-name="P1">+ https://demo.piwik.org</text:p>
      <text:p text:style-name="P1">+ http://demo.openwebanalytics.com/owa/</text:p>
      <text:p text:style-name="P1"/>
      <text:p text:style-name="P1"/>
      <text:p text:style-name="P1">Please create a directory entitled, "activities/" and then another, "act1/" which is a subdirectory. For example, after he has created his directories, Billb's path would look like the following:</text:p>
      <text:p text:style-name="P1"/>
      <text:p text:style-name="P1">cs390f2017-billb/activities/act1/</text:p>
      <text:p text:style-name="P1"/>
      <text:p text:style-name="P1">You are to submit your work in a text file in the directory "act1/"</text:p>
      <text:p text:style-name="P1"/>
      <text:p text:style-name="P1">After you have had enough time to explore Google Analytics toolkit on your own, spend time exploring the other two web analytics platforms (i.e., piwik and openwebanalytics, included in the references above) to compare and contrast them to Google's toolkit.</text:p>
      <text:p text:style-name="P1"/>
      <text:p text:style-name="P1">Discuss the responses to the below questions as a group. Each person is to submit his or her own work via bitbucket (in act1/), however these answers may be similar to those submitted by other group members. Use whatever online resources you feel are necessary to complete respond to the questions.</text:p>
      <text:p text:style-name="P1"/>
      <text:p text:style-name="P1"/>
      <text:p text:style-name="P1"/>
      <text:p text:style-name="P1">Questions:</text:p>
      <text:p text:style-name="P1"/>
      <text:p text:style-name="P1">[Piwik]</text:p>
      <text:p text:style-name="P1">1) Find five major DIFFERENCES between Google Analytics and Piwik Analysis</text:p>
      <text:p text:style-name="P3"/>
      <text:p text:style-name="P3">Piwik Analysis allows for unlimited data export, so if I am running a <text:span text:style-name="T2">business</text:span> I do not want to have that constraint.</text:p>
      <text:p text:style-name="P4"/>
      <text:p text:style-name="P4">Piwik allows for <text:span text:style-name="T2">unlimited</text:span> numbers of login, while <text:span text:style-name="T2">Google</text:span> analytics only allows for 100.</text:p>
      <text:p text:style-name="P4"/>
      <text:p text:style-name="P9">ownership of data, No need to share with Google analytics.</text:p>
      <text:p text:style-name="P5"><text:s/></text:p>
      <text:p text:style-name="P6">Piwik is also open source so it can cut the cost on things.</text:p>
      <text:p text:style-name="P6"/>
      <text:p text:style-name="P7">I<text:span text:style-name="T3">f</text:span> you <text:span text:style-name="T3">upgrade</text:span> to piwik you will have unlimited data storage, piwik is self hosted while Google analytics is remotely hosted. <text:s/></text:p>
      <text:p text:style-name="P1"/>
      <text:p text:style-name="P1">2) Find five major SIMILARITIES between Google Analytics and Piwik Analysis</text:p>
      <text:p text:style-name="P1"/>
      <text:p text:style-name="P7">They both report real time <text:span text:style-name="T3">visitors </text:span>, and have the ability to see where every one is coming from.</text:p>
      <text:p text:style-name="P7"><text:soft-page-break/></text:p>
      <text:p text:style-name="P7"/>
      <text:p text:style-name="P7">They both have the ability to describe the user that is on the website. <text:s/></text:p>
      <text:p text:style-name="P7"/>
      <text:p text:style-name="P8">They are both easy to use, and can be embedded to your website in seconds. </text:p>
      <text:p text:style-name="P8"/>
      <text:p text:style-name="P8">They both have the ability to store databases, and keep track of records, by using graphs and datasets. </text:p>
      <text:p text:style-name="P8"/>
      <text:p text:style-name="P1"/>
      <text:p text:style-name="P1">[OpenWebAnalytics]</text:p>
      <text:p text:style-name="P1">3) Find five major DIFFERENCES between Google Analytics and Openwebanalytics Analysis</text:p>
      <text:p text:style-name="P1">4) Find five major SIMILARITIES between Google Analytics and Openwebanalytics Analysis</text:p>
      <text:p text:style-name="P1"/>
      <text:p text:style-name="P1">[Reflection]</text:p>
      <text:p text:style-name="P1">5) Based on the ease of use (intuitive nature of the site), and the information which is provided by each of the three services, which tool kit do you feel is better for analysts to use? Why?</text:p>
      <text:p text:style-name="P1"/>
      <text:p text:style-name="P8">This questions depends on what type of website I have. If I have a website that only requires little maintenance, <text:span text:style-name="T4">than I would just go with google analytics. If I have more complicated data set I would choose another software because I don’t want google to know about my costumers da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09:36:00.277668804</meta:creation-date>
    <dc:date>2017-11-08T15:07:00.542900598</dc:date>
    <meta:editing-duration>PT23M43S</meta:editing-duration>
    <meta:editing-cycles>5</meta:editing-cycles>
    <meta:generator>LibreOffice/5.1.6.2$Linux_X86_64 LibreOffice_project/10m0$Build-2</meta:generator>
    <meta:document-statistic meta:table-count="0" meta:image-count="0" meta:object-count="0" meta:page-count="2" meta:paragraph-count="33" meta:word-count="446" meta:character-count="2715" meta:non-whitespace-character-count="2293"/>
  </office:meta>
</office:document-meta>
</file>